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4.863cm" fo:min-width="25.535cm" draw:shadow="visible" draw:shadow-offset-x="0.102cm" draw:shadow-offset-y="0.102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274cm" fo:min-width="24.138cm" draw:shadow="visible" draw:shadow-offset-x="0.102cm" draw:shadow-offset-y="0.10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6.231cm" draw:shadow="visible" draw:shadow-offset-x="0.102cm" draw:shadow-offset-y="0.10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5.342cm" draw:shadow="visible" draw:shadow-offset-x="0.102cm" draw:shadow-offset-y="0.10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5.469cm" draw:shadow="visible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color="#000000" draw:marker-start="Square" draw:marker-start-width="0.3cm" draw:marker-end="Arrow" draw:marker-end-width="0.3cm" draw:textarea-vertical-align="middle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1.561cm" fo:min-width="24.138cm" draw:shadow="visible" draw:shadow-offset-x="0.102cm" draw:shadow-offset-y="0.10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0.291cm" fo:min-width="14.359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8.259cm" fo:min-width="11.946cm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6.43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3.72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4.94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5.2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4.957cm" fo:min-width="7.882cm" draw:shadow="visible" draw:shadow-offset-x="0.102cm" draw:shadow-offset-y="0.102cm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2.211cm" fo:min-width="2.803cm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1.186cm" fo:min-width="3.056cm"/>
    </style:style>
    <style:style style:name="gr19" style:family="graphic" style:parent-style-name="standard">
      <style:graphic-properties draw:stroke="none" svg:stroke-color="#000000" draw:fill="none" draw:fill-color="#ffffff" fo:min-height="2.134cm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1.956cm" fo:min-width="2.6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15.113cm" svg:x="1.889cm" svg:y="3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638cm" svg:height="1.524cm" svg:x="2.524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731cm" svg:height="0.889cm" svg:x="7.604cm" svg:y="4.556cm">
          <text:p text:style-name="P3"><text:span text:style-name="T1">Request/Respon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0.889cm" svg:x="14.716cm" svg:y="4.556cm">
          <text:p text:style-name="P3"><text:span text:style-name="T1">DCP Stream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969cm" svg:height="0.889cm" svg:x="20.812cm" svg:y="4.556cm">
          <text:p text:style-name="P3"><text:span text:style-name="T1">Authentication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81cm" svg:height="0.962cm" svg:x="3.159cm" svg:y="4.556cm">
          <draw:text-box>
            <text:p>Dispatcher</text:p>
          </draw:text-box>
        </draw:frame>
        <draw:line draw:style-name="gr7" draw:text-style-name="P3" draw:layer="layout" svg:x1="4.683cm" svg:y1="2.143cm" svg:x2="4.683cm" svg:y2="4.302cm">
          <text:p/>
        </draw:line>
        <draw:custom-shape draw:style-name="gr8" draw:text-style-name="P2" draw:layer="layout" svg:width="24.638cm" svg:height="11.811cm" svg:x="2.524cm" svg:y="6.2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859cm" svg:height="10.541cm" svg:x="2.905cm" svg:y="6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446cm" svg:height="8.509cm" svg:x="4.556cm" svg:y="7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446cm" svg:height="8.509cm" svg:x="4.175cm" svg:y="7.6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446cm" svg:height="8.509cm" svg:x="3.667cm" svg:y="7.22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7.239cm" svg:height="1.27cm" svg:x="6.842cm" svg:y="7.35cm">
          <draw:text-box>
            <text:p>KV Engine <text:span text:style-name="T2">(per bucket)</text:span></text:p>
          </draw:text-box>
        </draw:frame>
        <draw:custom-shape draw:style-name="gr12" draw:text-style-name="P1" draw:layer="layout" svg:width="6.936cm" svg:height="3.048cm" svg:x="4.175cm" svg:y="8.4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22cm" svg:height="3.048cm" svg:x="11.383cm" svg:y="8.493cm">
          <text:p text:style-name="P6">Checkpoint </text:p>
          <text:p text:style-name="P6">Manag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447cm" svg:height="1.651cm" svg:x="10.158cm" svg:y="11.795cm">
          <text:p text:style-name="P3">Flush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447cm" svg:height="1.651cm" svg:x="10.158cm" svg:y="13.7cm">
          <text:p text:style-name="P3">Batch Read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71cm" svg:height="1.651cm" svg:x="4.175cm" svg:y="11.795cm">
          <text:p text:style-name="P3">Item Pag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71cm" svg:height="1.651cm" svg:x="4.175cm" svg:y="13.7cm">
          <text:p text:style-name="P3">Expiry Pager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382cm" svg:height="5.207cm" svg:x="18.272cm" svg:y="6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302cm" svg:height="3.937cm" svg:x="18.653cm" svg:y="13.19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3.302cm" svg:height="3.937cm" svg:x="22.717cm" svg:y="13.19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3.429cm" svg:height="0.962cm" svg:x="20.685cm" svg:y="6.715cm">
          <draw:text-box>
            <text:p>Scheduler</text:p>
          </draw:text-box>
        </draw:frame>
        <draw:custom-shape draw:style-name="gr18" draw:text-style-name="P2" draw:layer="layout" svg:width="3.556cm" svg:height="1.436cm" svg:x="18.653cm" svg:y="7.858cm">
          <text:p text:style-name="P3">Non IO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556cm" svg:height="1.436cm" svg:x="22.59cm" svg:y="7.858cm">
          <text:p text:style-name="P3">Aux IO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556cm" svg:height="1.436cm" svg:x="18.653cm" svg:y="9.724cm">
          <text:p text:style-name="P3">Reader IO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556cm" svg:height="1.436cm" svg:x="22.59cm" svg:y="9.724cm">
          <text:p text:style-name="P3">Writer IO</text:p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3.175cm" svg:height="2.384cm" svg:x="4.302cm" svg:y="8.62cm">
          <draw:text-box>
            <text:p>Managed</text:p>
            <text:p>Cache</text:p>
          </draw:text-box>
        </draw:frame>
        <draw:custom-shape draw:style-name="gr20" draw:text-style-name="P9" draw:layer="layout" svg:width="3.175cm" svg:height="2.206cm" svg:x="7.731cm" svg:y="9.081cm">
          <text:p text:style-name="P3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175cm" svg:height="2.206cm" svg:x="7.477cm" svg:y="8.874cm">
          <text:p text:style-name="P3"><text:span text:style-name="T2"><text:s/></text:span><text:span text:style-name="T2">Partition Hash </text:span></text:p>
          <text:p text:style-name="P3"><text:span text:style-name="T2"><text:s/></text:span><text:span text:style-name="T2">Tables (Active </text:span></text:p>
          <text:p text:style-name="P3"><text:span text:style-name="T2">and Replica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24T15:27:08.490360000</meta:creation-date>
    <dc:date>2018-04-25T14:16:44.050072000</dc:date>
    <meta:editing-duration>PT22H7M50S</meta:editing-duration>
    <meta:editing-cycles>5</meta:editing-cycles>
    <meta:generator>LibreOffice/6.3.2.2$MacOSX_X86_64 LibreOffice_project/98b30e735bda24bc04ab42594c85f7fd8be07b9c</meta:generator>
    <meta:document-statistic meta:object-count="30"/>
  </office:meta>
</office:document-meta>
</file>